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f022c"/>
    </style:style>
    <style:style style:name="P2" style:family="paragraph" style:parent-style-name="Standard">
      <style:text-properties officeooo:rsid="0020beee" officeooo:paragraph-rsid="002302a8"/>
    </style:style>
    <style:style style:name="P3" style:family="paragraph" style:parent-style-name="Standard">
      <style:text-properties officeooo:paragraph-rsid="0020beee"/>
    </style:style>
    <style:style style:name="P4" style:family="paragraph" style:parent-style-name="Standard">
      <style:text-properties officeooo:rsid="002302a8" officeooo:paragraph-rsid="002302a8"/>
    </style:style>
    <style:style style:name="P5" style:family="paragraph" style:parent-style-name="Standard">
      <style:text-properties fo:font-variant="normal" fo:text-transform="none" fo:color="#333333" style:font-name="sans-serif" fo:font-size="11.25pt" fo:letter-spacing="normal" fo:font-style="normal" fo:font-weight="normal" officeooo:rsid="0020beee" officeooo:paragraph-rsid="002302a8"/>
    </style:style>
    <style:style style:name="P6" style:family="paragraph" style:parent-style-name="Standard">
      <style:text-properties fo:font-variant="normal" fo:text-transform="none" fo:color="#000000" style:font-name="Verdana" fo:font-size="9pt" fo:letter-spacing="normal" fo:font-style="normal" fo:font-weight="normal" officeooo:rsid="002302a8" officeooo:paragraph-rsid="002302a8"/>
    </style:style>
    <style:style style:name="P7" style:family="paragraph" style:parent-style-name="Standard">
      <style:text-properties fo:font-variant="normal" fo:text-transform="none" fo:color="#000000" style:font-name="Verdana" fo:font-size="9pt" fo:letter-spacing="normal" fo:font-style="normal" fo:font-weight="normal" officeooo:rsid="0023f9d9" officeooo:paragraph-rsid="0023f9d9"/>
    </style:style>
    <style:style style:name="P8" style:family="paragraph" style:parent-style-name="Standard">
      <style:text-properties fo:font-variant="normal" fo:text-transform="none" fo:color="#000000" style:font-name="Verdana" fo:font-size="9pt" fo:letter-spacing="normal" fo:font-style="normal" fo:font-weight="normal" officeooo:rsid="0020beee" officeooo:paragraph-rsid="002302a8"/>
    </style:style>
    <style:style style:name="T1" style:family="text">
      <style:text-properties officeooo:rsid="001f022c"/>
    </style:style>
    <style:style style:name="T2" style:family="text">
      <style:text-properties officeooo:rsid="0020beee"/>
    </style:style>
    <style:style style:name="T3" style:family="text">
      <style:text-properties fo:font-variant="normal" fo:text-transform="none" fo:color="#333333" style:font-name="sans-serif" fo:letter-spacing="normal" fo:font-style="normal"/>
    </style:style>
    <style:style style:name="T4" style:family="text">
      <style:text-properties fo:font-variant="normal" fo:text-transform="none" fo:color="#333333" style:font-name="sans-serif" fo:letter-spacing="normal" fo:font-style="normal" officeooo:rsid="002302a8"/>
    </style:style>
    <style:style style:name="T5" style:family="text">
      <style:text-properties officeooo:rsid="002302a8"/>
    </style:style>
    <style:style style:name="T6" style:family="text">
      <style:text-properties fo:color="#333333" style:font-name="sans-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1].</text:span>Williams College Department of Computer Science Technical Report CS-03-01 †Corresponding author. E-mail: terescoj@cs.williams.edu, Tel: (413)597-4251, Fax: (413)597-4250</text:p>
      <text:p text:style-name="P1"/>
      <text:p text:style-name="P1">Dynamic Octree Load Balancing Using Space-Filling Curves∗ /*<text:span text:style-name="T5">Technical Report</text:span>*/</text:p>
      <text:p text:style-name="P1"/>
      <text:p text:style-name="P3"><text:span text:style-name="T2">[2] </text:span><text:a xlink:type="simple" xlink:href="http://citeseerx.ist.psu.edu/viewdoc/download?doi=10.1.1.88.4588&amp;rep=rep1&amp;type=pdf">Partitioning with Space-Filling Curves on the Cubed-Sphere</text:a> </text:p>
      <text:p text:style-name="P3"/>
      <text:p text:style-name="P3">Numerical methods for solving the systems of partial differential equations arising in geophysical fluid dynamics rely on a variety of spatial discretization schemes (e.g. fi- nite difference, finite element). For parallel execution on distributed memory computers, the computational domain must be partitioned. The choice of partitioning algorithm can have a significant impact on the sustained floating point execution rate of an atmospheric model. The NCAR spectral element atmospheric model employs a gnomonic projection of a cube onto the surface of the sphere. The six cube faces are each subdivided into an array of quadrilateral spectral elements. When the cubed-sphere is partitioned using METIS, both computational load imbalance and communication requirements can lead to sub-optimal performance. In this paper, Hilbert, Peano, and nested Hilbert m-Peano space-filling curves are investigated as the basis of alternative partitioning algorithms. The resulting partitions allow a maximum 22% increase in the sustained floating point execution rate versus METIS on O(1000) processors, when running a relatively high resolution climate simulation.</text:p>
      <text:p text:style-name="P3"/>
      <text:p text:style-name="P3"/>
      <text:p text:style-name="P3"><text:span text:style-name="T2">[3] <text:s/></text:span><text:a xlink:type="simple" xlink:href="http://www2.cs.uni-paderborn.de/cs/schaum/publications/PDCS2004.pdf">A Locality Preserving Graph Ordering Approach for Implicit Partitioning: Graph-Filling Curves</text:a></text:p>
      <text:p text:style-name="P3"/>
      <text:p text:style-name="P3">Linear orderings defined through space-filling curves are often applied to quickly partition graphs arising in finite element simulations. In applications with constant meshes but a rapidly changing load per element, an ordering has to be determined only once and all subsequent partitionings can be computed very quickly through a simple interval splitting. However, partitionings based on space-filling curves have known drawbacks. Especially when applied to deeply refined meshes or discretizations that contain holes, a high edge-cut is produced. In this paper we present a new linear ordering approach called graph-filling curves. In contrast to space-filling curves, we determine a node ordering based on the graph’s structure rather than on its geometric information. Our experimental evaluation shows that such orderings involving the graphs connectivity information lead to clearly superior implicit partitionings.</text:p>
      <text:p text:style-name="P3"/>
      <text:p text:style-name="P2">[4]<text:span text:style-name="T3"> </text:span><text:a xlink:type="simple" xlink:href="http://ieeexplore.ieee.org/xpl/articleDetails.jsp?arnumber=5218558&amp;queryText=Hari+Sundar&amp;newsearch=true&amp;searchField=Search_All"><text:span text:style-name="T4">Dendro: Parallel algorithms for multigrid and AMR methods on 2:1 balanced octrees</text:span></text:a></text:p>
      <text:p text:style-name="P2"/>
      <text:p text:style-name="P5">In this article, we present Dendro, a suite of parallel algorithms for the discretization and solution of partial differential equations (PDEs) involving second-order elliptic operators. Dendro uses trilinear finite element discretizations constructed using octrees. Dendro, comprises four main modules: a bottom-up octree generation and 2:1 balancing module, a meshing module, a geometric multiplicative multigrid module, and a module for adaptive mesh refinement (AMR). Here, we focus on the multigrid and AMR modules. The key features of Dendro are coarsening/refinement, inter-octree transfers of scalar and vector fields, and parallel partition of multilevel octree forests. We describe a bottom-up algorithm for constructing the coarser multigrid levels. The input is an arbitrary 2:1 balanced octree-based mesh, representing the fine level mesh. The output is a set of octrees and meshes that are used in the multigrid sweeps. Also, we describe matrix-free implementations for the discretized PDE operators and the intergrid transfer operations. We present results on up to 4096 CPUs on the Cray XT3 (ldquoBigBenrdquo), the Intel 64 system (ldquoAberdquo), and the Sun Constellation Linux cluster (ldquoRangerrdquo).</text:p>
      <text:p text:style-name="P2"><text:soft-page-break/></text:p>
      <text:p text:style-name="P4"><text:span text:style-name="T3">[5] </text:span><text:a xlink:type="simple" xlink:href="http://dl.acm.org/citation.cfm?id=523991.938911&amp;coll=DL&amp;dl=GUIDE&amp;CFID=696212179&amp;CFTOKEN=93802424">Parallel Domain Decomposition and Load Balancing Using Space-Filling Curves</text:a></text:p>
      <text:p text:style-name="P4"/>
      <text:p text:style-name="P6">Partitioning techniques based on space-fillingcurves have received much recent attention due totheir low running time and good load balance characteristics. The basic idea underlying these methodsis to order the multidimensional data according toa space-filling curve and partition the resulting one-dimensional order. However, space-filling curves aredefined for points that lie on a uniform grid of a particular resolution. It is typically assumed that the coordinates of the points are representable using a fixednumber of bits, and the run-times of the algorithmsdepend upon the number of bits used.In this paper, we present a simple and efficient technique for ordering arbitrary and dynamic multidimensional data using space-filling curves and its application to parallel domain decomposition and load balancing. Our technique is based on a comparison routine that determines the relative position of two pointsin the order induced by a space-filling curve. The comparison routine could then be used in conjunction withany parallel sorting algorithm to eject parallel domaindecomposition.</text:p>
      <text:p text:style-name="P6"/>
      <text:p text:style-name="P7"><text:span text:style-name="T6">[6]. </text:span><text:a xlink:type="simple" xlink:href="http://dl.acm.org/citation.cfm?id=2357488.2357675&amp;coll=DL&amp;dl=GUIDE&amp;CFID=696212179&amp;CFTOKEN=93802424">Dynamic Load Balancing for Unstructured Meshes on Space-Filling Curves</text:a></text:p>
      <text:p text:style-name="P2"/>
      <text:p text:style-name="P8">Load imbalance is an important impediment on the path towards higher degrees of parallelism -- especially for engineering codes with their highly unstructured problem domains. In particular, when load conditions change dynamically, efficient mesh partitioning becomes an indispensable ingredient of scalable design. However, popular graph-based methods such as those used by ParMetis require global knowledge, which effectively limits the problem size on distributed-memory machines. On such architectures, space-filling curves (SFCs) offer a memory-efficient alternative and many sophisticated schemes have already been proposed. In this paper, we present a simple strategy based on SFCs that is custom-tailored to the needs of static meshes with dynamically changing computational load. Exploiting the properties of this class of problems, it is not only easy to implement but also reduces memory requirements substantially. Moreover, exclusively relying on MPI collective operations, our load-balancing scheme also offers portable performance across a broad range of HPC systems. Experimental evaluation shows excellent scaling behavior for up to 16,384 cores on a Nehalem-Infiniband system and up to 294,912 processes on a Blue Gene/P system.</text:p>
      <text:p text:style-name="P8"/>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12:19:36.072027127</meta:creation-date>
    <meta:generator>LibreOffice/4.2.8.2$Linux_X86_64 LibreOffice_project/420m0$Build-2</meta:generator>
    <dc:date>2015-07-27T20:51:03.742932416</dc:date>
    <meta:editing-duration>P1DT2H6M21S</meta:editing-duration>
    <meta:editing-cycles>3</meta:editing-cycles>
    <meta:document-statistic meta:table-count="0" meta:image-count="0" meta:object-count="0" meta:page-count="2" meta:paragraph-count="12" meta:word-count="875" meta:character-count="6292" meta:non-whitespace-character-count="5427"/>
  </office:meta>
</office:document-meta>
</file>